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6pt" fo:font-weight="bold" officeooo:rsid="0008818e" officeooo:paragraph-rsid="0008818e" style:font-size-asian="16pt" style:font-weight-asian="bold" style:font-size-complex="16pt" style:font-weight-complex="bold"/>
    </style:style>
    <style:style style:name="P2" style:family="paragraph" style:parent-style-name="Standard">
      <style:paragraph-properties fo:line-height="150%" fo:text-align="start" style:justify-single-word="false"/>
      <style:text-properties fo:font-size="16pt" fo:font-weight="normal" officeooo:rsid="0008818e" officeooo:paragraph-rsid="0008818e" style:font-size-asian="16pt" style:font-weight-asian="normal" style:font-size-complex="16pt" style:font-weight-complex="normal"/>
    </style:style>
    <style:style style:name="P3" style:family="paragraph" style:parent-style-name="Standard">
      <style:paragraph-properties fo:line-height="150%" fo:text-align="start" style:justify-single-word="false"/>
      <style:text-properties fo:font-size="16pt" style:text-underline-style="solid" style:text-underline-width="auto" style:text-underline-color="font-color" fo:font-weight="normal" officeooo:rsid="0008818e" officeooo:paragraph-rsid="0008818e" style:font-size-asian="16pt" style:font-weight-asian="normal" style:font-size-complex="16pt" style:font-weight-complex="normal"/>
    </style:style>
    <style:style style:name="P4" style:family="paragraph" style:parent-style-name="Standard">
      <style:paragraph-properties fo:line-height="150%" fo:text-align="start" style:justify-single-word="false"/>
      <style:text-properties fo:font-size="16pt" style:text-underline-style="none" fo:font-weight="bold" officeooo:rsid="0008818e" officeooo:paragraph-rsid="0008818e" style:font-size-asian="16pt" style:font-weight-asian="bold" style:font-size-complex="16pt" style:font-weight-complex="bold"/>
    </style:style>
    <style:style style:name="P5" style:family="paragraph" style:parent-style-name="Standard">
      <style:paragraph-properties fo:line-height="150%" fo:text-align="start" style:justify-single-word="false"/>
      <style:text-properties fo:font-size="12pt" style:text-underline-style="none" fo:font-weight="normal" officeooo:rsid="000a27aa" officeooo:paragraph-rsid="000bccf8"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fo:font-size="12pt" style:text-underline-style="none" fo:font-weight="normal" officeooo:rsid="000d8511" officeooo:paragraph-rsid="000d8511"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fo:font-size="12pt" style:text-underline-style="none" fo:font-weight="normal" officeooo:rsid="00108964" officeooo:paragraph-rsid="00108964"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fo:font-size="12pt" style:text-underline-style="none" fo:font-weight="normal" officeooo:rsid="0016edad" officeooo:paragraph-rsid="0016edad"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fo:font-size="16pt" style:text-underline-style="none" fo:font-weight="bold" officeooo:rsid="001b756c" officeooo:paragraph-rsid="001b756c" style:font-size-asian="14pt" style:font-weight-asian="bold" style:font-size-complex="16pt" style:font-weight-complex="bold"/>
    </style:style>
    <style:style style:name="P10" style:family="paragraph" style:parent-style-name="Standard">
      <style:paragraph-properties fo:line-height="150%" fo:text-align="start" style:justify-single-word="false"/>
      <style:text-properties fo:font-size="12pt" style:text-underline-style="none" fo:font-weight="normal" officeooo:rsid="001b756c" officeooo:paragraph-rsid="001b756c" style:font-size-asian="10.5pt" style:font-weight-asian="normal" style:font-size-complex="12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officeooo:rsid="000abdd7"/>
    </style:style>
    <style:style style:name="T4" style:family="text">
      <style:text-properties officeooo:rsid="000d8511"/>
    </style:style>
    <style:style style:name="T5" style:family="text">
      <style:text-properties officeooo:rsid="000f2d51"/>
    </style:style>
    <style:style style:name="T6" style:family="text">
      <style:text-properties officeooo:rsid="00113809"/>
    </style:style>
    <style:style style:name="T7" style:family="text">
      <style:text-properties officeooo:rsid="001313f6"/>
    </style:style>
    <style:style style:name="T8" style:family="text">
      <style:text-properties officeooo:rsid="00145439"/>
    </style:style>
    <style:style style:name="T9" style:family="text">
      <style:text-properties officeooo:rsid="0014fc46"/>
    </style:style>
    <style:style style:name="T10" style:family="text">
      <style:text-properties officeooo:rsid="00188421"/>
    </style:style>
    <style:style style:name="T11" style:family="text">
      <style:text-properties officeooo:rsid="0019d0ab"/>
    </style:style>
    <style:style style:name="T12" style:family="text">
      <style:text-properties officeooo:rsid="001a5bc5"/>
    </style:style>
    <style:style style:name="T13" style:family="text">
      <style:text-properties officeooo:rsid="001adfcf"/>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C 6020, Spring 2026: Homework #1</text:p>
      <text:p text:style-name="P1"/>
      <text:p text:style-name="P2">Name: <text:span text:style-name="T1">Joseph Dickerson <text:s text:c="6"/></text:span><text:span text:style-name="T2"><text:tab/><text:tab/><text:tab/>Student ID #: </text:span><text:span text:style-name="T1">9116-0693 <text:s text:c="9"/></text:span></text:p>
      <text:p text:style-name="P3"/>
      <text:p text:style-name="P4">Problem 1:</text:p>
      <text:p text:style-name="P5">(a) </text:p>
      <text:p text:style-name="P5"><text:tab/>One of the primary differences between Epidemiology and a Clinical Trial is that Epidemiology predominantly uses observational data to study disease etiology, while Clinical Trials are performed in a controlled setting, often in which subjects are given a placebo or an intervention (a drug, for example) to determine the effect or lack thereof on the subjects. <text:span text:style-name="T3">As discussed in the lectures, there are many definitions of a Clinical Trial, but a commonality between them is the existence of an intervention. </text:span><text:span text:style-name="T4">One example of an Epidemiological study is the cross-sectional study, and an example of a Clinical Trial study is the Continual Reassessment Method, which is a Phase 1 clinical trial.</text:span></text:p>
      <text:p text:style-name="P5"/>
      <text:p text:style-name="P6">(b)</text:p>
      <text:p text:style-name="P6"><text:tab/><text:span text:style-name="T5">A cross-sectional study uses data that is acquired from a random sample of the population of interest at a single point in time to examine the prevalence of the disease in question at that moment in time. A case-control study is retrospective, in which individuals who have the disease in question (cases) and those without the disease (controls) are examined and compared using prior medical records or questionnaires to explore risk factors and exposure. Case control studies can estimate odds ratios to better understand the exposure circumstances of a disease. </text:span></text:p>
      <text:p text:style-name="P6"/>
      <text:p text:style-name="P7">(c)</text:p>
      <text:p text:style-name="P7"><text:tab/><text:span text:style-name="T6">You estimate relative risk as follows:</text:span></text:p>
      <text:p text:style-name="P7"><text:tab/><draw:frame draw:style-name="fr1" draw:name="Object1" text:anchor-type="as-char" svg:y="-0.2602in" svg:width="0.952in" svg:height="0.4272in" draw:z-index="0"><draw:object xlink:href="./Object 1" xlink:type="simple" xlink:show="embed" xlink:actuate="onLoad"/><draw:image xlink:href="./ObjectReplacements/Object 1" xlink:type="simple" xlink:show="embed" xlink:actuate="onLoad"/></draw:frame></text:p>
      <text:p text:style-name="P7"><text:tab/><text:span text:style-name="T7">Which represents the prevalence of disease among exposed over the prevalence of the disease among the unexposed. </text:span><text:span text:style-name="T8">If relative risk is greater than 1, there is a positive association </text:span><text:span text:style-name="T9">of risk when exposed. If relative risk equals 1, there is no association. And if it is less than 1, there is a negative association. </text:span></text:p>
      <text:p text:style-name="P7"/>
      <text:p text:style-name="P8"><text:soft-page-break/>(d)</text:p>
      <text:p text:style-name="P8"><text:tab/><text:span text:style-name="T10">One of the most clear benefits of the case-control study is speed. Because you do not need to track the disease over time, it is quicker to obtain the results of the study. This is a very significant pro because </text:span><text:span text:style-name="T11">it is typically preferred to obtain results quicker in order to better understand the disease and help people sooner. </text:span><text:span text:style-name="T12">Another pro is case-control being a stronger study design for rare diseases because they are more likely to have small amounts of participants, and a prospective study is liable to over-represent the study design. The cons of case-control, however, are relying on patient memory </text:span><text:span text:style-name="T13">and record history. There are biases involved due to this factor (such as recall bias, recency bias, etc.) that can negatively impact the data as individuals might not remember all the details of their particular situation, or might over-emphasize areas due to biases. </text:span></text:p>
      <text:p text:style-name="P8"/>
      <text:p text:style-name="P9">Problem 2:</text:p>
      <text:p text:style-name="P10">(a)</text:p>
      <text:p text:style-name="P10"><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6T12:56:33.555755800</meta:creation-date>
    <dc:date>2026-02-06T15:07:13.463701900</dc:date>
    <meta:editing-duration>PT2H10M31S</meta:editing-duration>
    <meta:editing-cycles>18</meta:editing-cycles>
    <meta:generator>LibreOffice/25.8.3.2$Windows_X86_64 LibreOffice_project/8ca8d55c161d602844f5428fa4b58097424e324e</meta:generator>
    <meta:document-statistic meta:table-count="0" meta:image-count="0" meta:object-count="1" meta:page-count="2" meta:paragraph-count="16" meta:word-count="428" meta:character-count="2628" meta:non-whitespace-character-count="2184"/>
  </office:meta>
</office:document-meta>
</file>

<file path=Object 1/content.xml><?xml version="1.0" encoding="utf-8"?>
<math xmlns="http://www.w3.org/1998/Math/MathML" display="block">
  <semantics>
    <mrow>
      <mi mathvariant="italic">RR</mi>
      <mo stretchy="false">=</mo>
      <mfrac>
        <mrow>
          <mi>P</mi>
          <mrow>
            <mo fence="true" form="prefix" stretchy="false">(</mo>
            <mrow>
              <mrow>
                <mi>D</mi>
                <mo stretchy="false">∣</mo>
                <mi>E</mi>
              </mrow>
            </mrow>
            <mo fence="true" form="postfix" stretchy="false">)</mo>
          </mrow>
        </mrow>
        <mrow>
          <mi>P</mi>
          <mrow>
            <mo fence="true" form="prefix" stretchy="false">(</mo>
            <mrow>
              <mrow>
                <mi>D</mi>
                <mo stretchy="false">∣</mo>
                <mover accent="true">
                  <mi>E</mi>
                  <mo>¯</mo>
                </mover>
              </mrow>
            </mrow>
            <mo fence="true" form="postfix" stretchy="false">)</mo>
          </mrow>
        </mrow>
      </mfrac>
    </mrow>
    <annotation encoding="StarMath 5.0">RR = {P( D divides E )} over {P(D divides overline {E} ) }</annotation>
  </semantics>
</math>
</file>